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335cm" fo:min-width="0.51cm"/>
    </style:style>
    <style:style style:name="gr2" style:family="graphic" style:parent-style-name="objectwithoutfill">
      <style:graphic-properties svg:stroke-width="0.159cm" svg:stroke-color="#ff6600" draw:marker-start-width="0.438cm" draw:marker-end-width="0.438cm" draw:fill="solid" draw:textarea-vertical-align="middle" fo:padding-top="0.204cm" fo:padding-bottom="0.204cm" fo:padding-left="0.329cm" fo:padding-right="0.329cm"/>
    </style:style>
    <style:style style:name="gr3" style:family="graphic" style:parent-style-name="standard">
      <style:graphic-properties draw:fill-color="#666666" draw:textarea-horizontal-align="justify" draw:textarea-vertical-align="middle" draw:auto-grow-height="false" fo:min-height="0.797cm" fo:min-width="1.232cm"/>
    </style:style>
    <style:style style:name="gr4" style:family="graphic" style:parent-style-name="objectwithoutfill">
      <style:graphic-properties svg:stroke-width="0.053cm" draw:marker-start-width="0.279cm" draw:marker-end-width="0.279cm" draw:fill="solid" draw:textarea-vertical-align="middle" fo:padding-top="0.151cm" fo:padding-bottom="0.151cm" fo:padding-left="0.276cm" fo:padding-right="0.276cm"/>
    </style:style>
    <style:style style:name="gr5" style:family="graphic" style:parent-style-name="standard">
      <style:graphic-properties draw:fill-color="#cc0066" draw:textarea-horizontal-align="justify" draw:textarea-vertical-align="middle" draw:auto-grow-height="false" fo:min-height="0cm" fo:min-width="0cm"/>
    </style:style>
    <style:style style:name="gr6" style:family="graphic" style:parent-style-name="objectwithoutfill">
      <style:graphic-properties svg:stroke-width="0.106cm" svg:stroke-color="#b2b2b2" draw:marker-start-width="0.359cm" draw:marker-end-width="0.359cm" draw:fill="solid" draw:fill-color="#cccccc" draw:textarea-vertical-align="top" fo:padding-top="0.178cm" fo:padding-bottom="0.178cm" fo:padding-left="0.303cm" fo:padding-right="0.303cm"/>
    </style:style>
    <style:style style:name="gr7" style:family="graphic" style:parent-style-name="standard">
      <style:graphic-properties draw:fill-color="#009999" draw:textarea-horizontal-align="justify" draw:textarea-vertical-align="middle" draw:auto-grow-height="false" fo:min-height="0.538cm" fo:min-width="0.496cm"/>
    </style:style>
    <style:style style:name="gr8" style:family="graphic" style:parent-style-name="standard">
      <style:graphic-properties draw:stroke="none" svg:stroke-color="#000000" draw:fill="none" draw:fill-color="#ffffff" fo:min-height="0.556cm"/>
    </style:style>
    <style:style style:name="gr9" style:family="graphic" style:parent-style-name="standard">
      <style:graphic-properties draw:stroke="none" svg:stroke-color="#000000" draw:fill="none" draw:fill-color="#ffffff" fo:min-height="1.111cm"/>
    </style:style>
    <style:style style:name="gr10" style:family="graphic" style:parent-style-name="objectwithoutfill">
      <style:graphic-properties draw:marker-end="Arrow" draw:fill="solid" draw:textarea-vertical-align="middle"/>
    </style:style>
    <style:style style:name="gr11" style:family="graphic" style:parent-style-name="standard">
      <style:graphic-properties draw:stroke="none" svg:stroke-color="#000000" draw:fill="none" draw:fill-color="#ffffff" fo:min-height="1.12cm"/>
    </style:style>
    <style:style style:name="gr12" style:family="graphic" style:parent-style-name="objectwithoutfill">
      <style:graphic-properties svg:stroke-width="0.081cm" svg:stroke-color="#0000ff" draw:marker-start-width="0.321cm" draw:marker-end-width="0.321cm" draw:fill="solid" draw:textarea-vertical-align="middle" fo:padding-top="0.165cm" fo:padding-bottom="0.165cm" fo:padding-left="0.29cm" fo:padding-right="0.29cm"/>
    </style:style>
    <style:style style:name="gr13" style:family="graphic" style:parent-style-name="standard">
      <style:graphic-properties draw:stroke="none" svg:stroke-color="#000000" draw:fill="none" draw:fill-color="#ffffff" fo:min-height="1.666cm"/>
    </style:style>
    <style:style style:name="gr14" style:family="graphic" style:parent-style-name="standard">
      <style:graphic-properties draw:stroke="none" svg:stroke-color="#000000" draw:fill="none" draw:fill-color="#ffffff" fo:min-height="0.712cm"/>
    </style:style>
    <style:style style:name="gr15" style:family="graphic" style:parent-style-name="standard">
      <style:graphic-properties draw:stroke="none" svg:stroke-color="#000000" draw:fill="none" draw:fill-color="#ffffff" fo:min-height="0.938cm"/>
    </style:style>
    <style:style style:name="gr16" style:family="graphic" style:parent-style-name="objectwithoutfill">
      <style:graphic-properties svg:stroke-width="0.035cm" svg:stroke-color="#6600ff" draw:marker-start-width="0.252cm" draw:marker-end-width="0.252cm" draw:fill="solid" draw:textarea-vertical-align="middle" fo:padding-top="0.142cm" fo:padding-bottom="0.142cm" fo:padding-left="0.267cm" fo:padding-right="0.267cm"/>
    </style:style>
    <style:style style:name="gr17" style:family="graphic" style:parent-style-name="standard">
      <style:graphic-properties draw:stroke="none" svg:stroke-color="#000000" draw:fill="none" draw:fill-color="#ffffff" fo:min-height="1.423cm"/>
    </style:style>
    <style:style style:name="gr18" style:family="graphic" style:parent-style-name="standard">
      <style:graphic-properties draw:stroke="none" svg:stroke-color="#000000" draw:fill="none" draw:fill-color="#ffffff" fo:min-height="4.626cm"/>
    </style:style>
    <style:style style:name="gr19" style:family="graphic" style:parent-style-name="standard">
      <style:graphic-properties draw:stroke="none" svg:stroke-color="#000000" draw:fill="none" draw:fill-color="#ffffff" fo:min-height="5.215cm"/>
    </style:style>
    <style:style style:name="gr20" style:family="graphic" style:parent-style-name="standard">
      <style:graphic-properties draw:stroke="none" svg:stroke-color="#000000" draw:fill="none" draw:fill-color="#ffffff" fo:min-height="7.585cm"/>
    </style:style>
    <style:style style:name="gr21" style:family="graphic" style:parent-style-name="standard">
      <style:graphic-properties draw:fill-color="#009933" draw:textarea-horizontal-align="justify" draw:textarea-vertical-align="middle" draw:auto-grow-height="false" fo:min-height="2.476cm" fo:min-width="6.761cm"/>
    </style:style>
    <style:style style:name="gr22" style:family="graphic" style:parent-style-name="standard">
      <style:graphic-properties svg:stroke-color="#ffffff" draw:fill-color="#ffffff" draw:textarea-horizontal-align="justify" draw:textarea-vertical-align="middle" draw:auto-grow-height="false" fo:min-height="2.581cm" fo:min-width="1.518cm"/>
    </style:style>
    <style:style style:name="gr23" style:family="graphic" style:parent-style-name="standard">
      <style:graphic-properties svg:stroke-color="#ffffff" draw:fill-color="#996600" draw:textarea-horizontal-align="justify" draw:textarea-vertical-align="middle" draw:auto-grow-height="false" fo:min-height="3.551cm" fo:min-width="4.612cm"/>
    </style:style>
    <style:style style:name="gr24" style:family="graphic" style:parent-style-name="standard">
      <style:graphic-properties svg:stroke-color="#ffffff" draw:fill-color="#996600" draw:textarea-horizontal-align="justify" draw:textarea-vertical-align="middle" draw:auto-grow-height="false" fo:min-height="2.712cm" fo:min-width="8.438cm"/>
    </style:style>
    <style:style style:name="gr25" style:family="graphic" style:parent-style-name="standard">
      <style:graphic-properties svg:stroke-color="#ffffff" draw:fill-color="#ffffff" draw:textarea-horizontal-align="justify" draw:textarea-vertical-align="middle" draw:auto-grow-height="false" fo:min-height="6.224cm" fo:min-width="2.698cm"/>
    </style:style>
    <style:style style:name="gr26" style:family="graphic" style:parent-style-name="objectwithoutfill">
      <style:graphic-properties svg:stroke-width="0.106cm" svg:stroke-color="#ff9900" draw:marker-start-width="0.359cm" draw:marker-end-width="0.359cm" draw:fill="solid" draw:fill-color="#ff6600" draw:textarea-vertical-align="middle" fo:padding-top="0.178cm" fo:padding-bottom="0.178cm" fo:padding-left="0.303cm" fo:padding-right="0.303cm"/>
    </style:style>
    <style:style style:name="gr27" style:family="graphic" style:parent-style-name="objectwithoutfill">
      <style:graphic-properties svg:stroke-width="0.106cm" svg:stroke-color="#ff9900" draw:marker-start-width="0.359cm" draw:marker-end-width="0.359cm" draw:fill="solid" draw:textarea-vertical-align="middle" fo:padding-top="0.178cm" fo:padding-bottom="0.178cm" fo:padding-left="0.303cm" fo:padding-right="0.303cm"/>
    </style:style>
    <style:style style:name="gr28" style:family="graphic" style:parent-style-name="standard">
      <style:graphic-properties draw:textarea-horizontal-align="justify" draw:textarea-vertical-align="middle" draw:auto-grow-height="false" fo:min-height="6.146cm" fo:min-width="2.069cm"/>
    </style:style>
    <style:style style:name="gr29" style:family="graphic" style:parent-style-name="standard">
      <style:graphic-properties draw:fill-color="#009933" draw:textarea-horizontal-align="justify" draw:textarea-vertical-align="middle" draw:auto-grow-height="false" fo:min-height="1.769cm" fo:min-width="1.151cm"/>
    </style:style>
    <style:style style:name="gr30" style:family="graphic" style:parent-style-name="objectwithoutfill">
      <style:graphic-properties svg:stroke-width="0.106cm" svg:stroke-color="#9900ff" draw:marker-start-width="0.359cm" draw:marker-end-width="0.359cm" draw:fill="solid" draw:textarea-vertical-align="middle" fo:padding-top="0.178cm" fo:padding-bottom="0.178cm" fo:padding-left="0.303cm" fo:padding-right="0.303cm"/>
    </style:style>
    <style:style style:name="gr31" style:family="graphic" style:parent-style-name="standard">
      <style:graphic-properties draw:stroke="none" svg:stroke-color="#000000" draw:fill="none" draw:fill-color="#ffffff" fo:min-height="1.949cm"/>
    </style:style>
    <style:style style:name="gr32" style:family="graphic" style:parent-style-name="standard">
      <style:graphic-properties draw:stroke="none" svg:stroke-color="#000000" draw:fill="none" draw:fill-color="#ffffff" fo:min-height="0.952cm"/>
    </style:style>
    <style:style style:name="gr33" style:family="graphic" style:parent-style-name="standard">
      <style:graphic-properties draw:stroke="none" svg:stroke-color="#000000" draw:fill="none" draw:fill-color="#ffffff" fo:min-height="2.903cm"/>
    </style:style>
    <style:style style:name="gr34" style:family="graphic" style:parent-style-name="standard">
      <style:graphic-properties draw:stroke="none" svg:stroke-color="#000000" draw:fill="none" draw:fill-color="#ffffff" fo:min-height="2.194cm"/>
    </style:style>
    <style:style style:name="gr35" style:family="graphic" style:parent-style-name="standard">
      <style:graphic-properties draw:stroke="none" svg:stroke-color="#000000" draw:fill="none" draw:fill-color="#ffffff" fo:min-height="1.697cm"/>
    </style:style>
    <style:style style:name="gr36" style:family="graphic" style:parent-style-name="standard">
      <style:graphic-properties draw:stroke="none" draw:fill="none" fo:min-height="1.424cm"/>
    </style:style>
    <style:style style:name="P1" style:family="paragraph">
      <style:paragraph-properties fo:text-align="center"/>
    </style:style>
    <style:style style:name="P2" style:family="paragraph">
      <loext:graphic-properties draw:fill="solid"/>
      <style:paragraph-properties fo:text-align="center"/>
    </style:style>
    <style:style style:name="P3" style:family="paragraph">
      <loext:graphic-properties draw:fill-color="#666666"/>
      <style:paragraph-properties fo:text-align="center"/>
    </style:style>
    <style:style style:name="P4" style:family="paragraph">
      <loext:graphic-properties draw:fill-color="#cc0066"/>
      <style:paragraph-properties fo:text-align="center"/>
    </style:style>
    <style:style style:name="P5" style:family="paragraph">
      <loext:graphic-properties draw:fill="solid" draw:fill-color="#cccccc"/>
      <style:paragraph-properties fo:text-align="center"/>
    </style:style>
    <style:style style:name="P6" style:family="paragraph">
      <loext:graphic-properties draw:fill-color="#009999"/>
      <style:paragraph-properties fo:text-align="center"/>
    </style:style>
    <style:style style:name="P7" style:family="paragraph">
      <loext:graphic-properties draw:fill="none" draw:fill-color="#ffffff"/>
      <style:text-properties fo:font-size="14pt" style:font-size-asian="14pt" style:font-size-complex="14pt"/>
    </style:style>
    <style:style style:name="P8" style:family="paragraph">
      <loext:graphic-properties draw:fill="none" draw:fill-color="#ffffff"/>
    </style:style>
    <style:style style:name="P9" style:family="paragraph">
      <loext:graphic-properties draw:fill="none" draw:fill-color="#ffffff"/>
      <style:text-properties fo:font-size="12pt" style:font-size-asian="12pt" style:font-size-complex="12pt"/>
    </style:style>
    <style:style style:name="P10" style:family="paragraph">
      <style:paragraph-properties fo:margin-left="0cm" fo:margin-right="0cm" fo:margin-top="0cm" fo:margin-bottom="0cm" fo:line-height="100%" fo:text-indent="0cm"/>
    </style:style>
    <style:style style:name="P11" style:family="paragraph">
      <loext:graphic-properties draw:fill-color="#009933"/>
      <style:paragraph-properties fo:text-align="center"/>
    </style:style>
    <style:style style:name="P12" style:family="paragraph">
      <loext:graphic-properties draw:fill-color="#ffffff"/>
      <style:paragraph-properties fo:text-align="center"/>
    </style:style>
    <style:style style:name="P13" style:family="paragraph">
      <loext:graphic-properties draw:fill-color="#996600"/>
      <style:paragraph-properties fo:text-align="center"/>
    </style:style>
    <style:style style:name="P14" style:family="paragraph">
      <loext:graphic-properties draw:fill="solid" draw:fill-color="#ff6600"/>
      <style:paragraph-properties fo:text-align="center"/>
    </style:style>
    <style:style style:name="P15" style:family="paragraph">
      <loext:graphic-properties draw:fill="none"/>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PingFang SC"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T4" style:family="text">
      <style:text-properties fo:font-size="12pt" fo:language="en" fo:country="GB"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01cm" svg:height="2.585cm" svg:x="4.981cm" svg:y="12.212cm">
          <text:p/>
          <draw:enhanced-geometry svg:viewBox="0 0 21600 21600" draw:type="rectangle" draw:enhanced-path="M 0 0 L 21600 0 21600 21600 0 21600 0 0 Z N"/>
        </draw:custom-shape>
        <draw:line draw:style-name="gr2" draw:text-style-name="P2" draw:layer="layout" svg:x1="4.894cm" svg:y1="11.188cm" svg:x2="6.005cm" svg:y2="11.172cm">
          <text:p/>
        </draw:line>
        <draw:line draw:style-name="gr2" draw:text-style-name="P2" draw:layer="layout" svg:x1="3.523cm" svg:y1="8.229cm" svg:x2="7.312cm" svg:y2="8.193cm">
          <text:p/>
        </draw:line>
        <draw:custom-shape draw:style-name="gr3" draw:text-style-name="P3" draw:layer="layout" svg:width="1.732cm" svg:height="1.047cm" svg:x="6.104cm" svg:y="8.461cm">
          <text:p/>
          <draw:enhanced-geometry svg:viewBox="0 0 21600 21600" draw:type="rectangle" draw:enhanced-path="M 0 0 L 21600 0 21600 21600 0 21600 0 0 Z N"/>
        </draw:custom-shape>
        <draw:line draw:style-name="gr4" draw:text-style-name="P2" draw:layer="layout" svg:x1="6.005cm" svg:y1="8.312cm" svg:x2="7.819cm" svg:y2="8.466cm">
          <text:p/>
        </draw:line>
        <draw:custom-shape draw:style-name="gr5" draw:text-style-name="P4" draw:layer="layout" svg:width="0.104cm" svg:height="0.096cm" svg:x="6.25cm" svg:y="8.358cm">
          <text:p/>
          <draw:enhanced-geometry svg:viewBox="0 0 21600 21600" draw:type="rectangle" draw:enhanced-path="M 0 0 L 21600 0 21600 21600 0 21600 0 0 Z N"/>
        </draw:custom-shape>
        <draw:line draw:style-name="gr6" draw:text-style-name="P5" draw:layer="layout" svg:x1="4.694cm" svg:y1="9.959cm" svg:x2="4.703cm" svg:y2="17.648cm">
          <text:p/>
        </draw:line>
        <draw:line draw:style-name="gr6" draw:text-style-name="P5" draw:layer="layout" svg:x1="6.314cm" svg:y1="9.905cm" svg:x2="6.323cm" svg:y2="17.594cm">
          <text:p/>
        </draw:line>
        <draw:custom-shape draw:style-name="gr7" draw:text-style-name="P6" draw:layer="layout" svg:width="0.996cm" svg:height="0.788cm" svg:x="4.951cm" svg:y="10.316cm">
          <text:p/>
          <draw:enhanced-geometry svg:viewBox="0 0 21600 21600" draw:type="rectangle" draw:enhanced-path="M 0 0 L 21600 0 21600 21600 0 21600 0 0 Z N"/>
        </draw:custom-shape>
        <draw:line draw:style-name="gr2" draw:text-style-name="P2" draw:layer="layout" svg:x1="5.472cm" svg:y1="8.229cm" svg:x2="5.472cm" svg:y2="11.152cm">
          <text:p/>
        </draw:line>
        <draw:frame draw:style-name="gr8" draw:text-style-name="P7" draw:layer="layout" svg:width="3.002cm" svg:height="0.806cm" svg:x="2.641cm" svg:y="6.179cm">
          <draw:text-box>
            <text:p><text:span text:style-name="T1">actuator</text:span></text:p>
          </draw:text-box>
        </draw:frame>
        <draw:frame draw:style-name="gr8" draw:text-style-name="P7" draw:layer="layout" svg:width="3.458cm" svg:height="0.806cm" svg:x="7.664cm" svg:y="6.085cm">
          <draw:text-box>
            <text:p><text:span text:style-name="T1">micro-switch</text:span></text:p>
          </draw:text-box>
        </draw:frame>
        <draw:frame draw:style-name="gr9" draw:text-style-name="P7" draw:layer="layout" svg:width="3.458cm" svg:height="1.361cm" svg:x="7.677cm" svg:y="10.453cm">
          <draw:text-box>
            <text:p><text:span text:style-name="T1">counter-weight</text:span></text:p>
          </draw:text-box>
        </draw:frame>
        <draw:frame draw:style-name="gr8" draw:text-style-name="P7" draw:layer="layout" svg:width="1.466cm" svg:height="0.806cm" svg:x="7.179cm" svg:y="12.709cm">
          <draw:text-box>
            <text:p><text:span text:style-name="T1">float</text:span></text:p>
          </draw:text-box>
        </draw:frame>
        <draw:line draw:style-name="gr10" draw:text-style-name="P2" draw:layer="layout" svg:x1="3.858cm" svg:y1="6.843cm" svg:x2="4.951cm" svg:y2="8.06cm">
          <text:p/>
        </draw:line>
        <draw:line draw:style-name="gr10" draw:text-style-name="P2" draw:layer="layout" svg:x1="8.597cm" svg:y1="6.816cm" svg:x2="7.911cm" svg:y2="8.697cm">
          <text:p/>
        </draw:line>
        <draw:line draw:style-name="gr10" draw:text-style-name="P2" draw:layer="layout" svg:x1="7.828cm" svg:y1="11.131cm" svg:x2="6.044cm" svg:y2="10.716cm">
          <text:p/>
        </draw:line>
        <draw:line draw:style-name="gr10" draw:text-style-name="P2" draw:layer="layout" svg:x1="7.317cm" svg:y1="13.096cm" svg:x2="6.071cm" svg:y2="12.958cm">
          <text:p/>
        </draw:line>
        <draw:frame draw:style-name="gr11" draw:text-style-name="P7" draw:layer="layout" svg:width="2.071cm" svg:height="1.37cm" svg:x="1.925cm" svg:y="13.317cm">
          <draw:text-box>
            <text:p><text:span text:style-name="T1">stand-pipe</text:span></text:p>
          </draw:text-box>
        </draw:frame>
        <draw:line draw:style-name="gr10" draw:text-style-name="P2" draw:layer="layout" svg:x1="2.751cm" svg:y1="13.152cm" svg:x2="4.577cm" svg:y2="12.515cm">
          <text:p/>
        </draw:line>
        <draw:path draw:style-name="gr12" draw:text-style-name="P2" draw:layer="layout" svg:width="1.419cm" svg:height="0.583cm" draw:transform="rotate (0.417482757077044) translate (4.735cm 14.25cm)" svg:viewBox="0 0 1420 584" svg:d="M0 0c134 24 362-55 396 130 37 196 233 220 374 181 166-47 270 128 346 244l148 6 149 5 7 18">
          <text:p/>
        </draw:path>
        <draw:frame draw:style-name="gr11" draw:text-style-name="P7" draw:layer="layout" svg:width="2.071cm" svg:height="1.37cm" svg:x="6.986cm" svg:y="14.211cm">
          <draw:text-box>
            <text:p><text:span text:style-name="T1">water level</text:span></text:p>
          </draw:text-box>
        </draw:frame>
        <draw:line draw:style-name="gr10" draw:text-style-name="P2" draw:layer="layout" svg:x1="7.105cm" svg:y1="14.873cm" svg:x2="6.143cm" svg:y2="14.273cm">
          <text:p/>
        </draw:line>
        <draw:custom-shape draw:style-name="gr1" draw:text-style-name="P1" draw:layer="layout" svg:width="1.01cm" svg:height="2.585cm" svg:x="12.145cm" svg:y="24.993cm">
          <text:p/>
          <draw:enhanced-geometry svg:viewBox="0 0 21600 21600" draw:type="rectangle" draw:enhanced-path="M 0 0 L 21600 0 21600 21600 0 21600 0 0 Z N"/>
        </draw:custom-shape>
        <draw:line draw:style-name="gr2" draw:text-style-name="P2" draw:layer="layout" svg:x1="10.656cm" svg:y1="18.033cm" svg:x2="14.445cm" svg:y2="17.997cm">
          <text:p/>
        </draw:line>
        <draw:custom-shape draw:style-name="gr3" draw:text-style-name="P3" draw:layer="layout" svg:width="1.732cm" svg:height="1.047cm" svg:x="13.237cm" svg:y="18.472cm">
          <text:p/>
          <draw:enhanced-geometry svg:viewBox="0 0 21600 21600" draw:type="rectangle" draw:enhanced-path="M 0 0 L 21600 0 21600 21600 0 21600 0 0 Z N"/>
        </draw:custom-shape>
        <draw:line draw:style-name="gr4" draw:text-style-name="P2" draw:layer="layout" svg:x1="13.226cm" svg:y1="18.155cm" svg:x2="14.952cm" svg:y2="18.477cm">
          <text:p/>
        </draw:line>
        <draw:custom-shape draw:style-name="gr5" draw:text-style-name="P4" draw:layer="layout" svg:width="0.104cm" svg:height="0.222cm" svg:x="13.383cm" svg:y="18.243cm">
          <text:p/>
          <draw:enhanced-geometry svg:viewBox="0 0 21600 21600" draw:type="rectangle" draw:enhanced-path="M 0 0 L 21600 0 21600 21600 0 21600 0 0 Z N"/>
        </draw:custom-shape>
        <draw:line draw:style-name="gr6" draw:text-style-name="P5" draw:layer="layout" svg:x1="11.827cm" svg:y1="19.97cm" svg:x2="11.836cm" svg:y2="27.659cm">
          <text:p/>
        </draw:line>
        <draw:line draw:style-name="gr6" draw:text-style-name="P5" draw:layer="layout" svg:x1="13.447cm" svg:y1="19.916cm" svg:x2="13.456cm" svg:y2="27.605cm">
          <text:p/>
        </draw:line>
        <draw:line draw:style-name="gr2" draw:text-style-name="P2" draw:layer="layout" svg:x1="12.605cm" svg:y1="18.033cm" svg:x2="12.605cm" svg:y2="20.956cm">
          <text:p/>
        </draw:line>
        <draw:frame draw:style-name="gr8" draw:text-style-name="P7" draw:layer="layout" svg:width="3.002cm" svg:height="0.806cm" svg:x="9.649cm" svg:y="15.899cm">
          <draw:text-box>
            <text:p><text:span text:style-name="T1">actuator</text:span></text:p>
          </draw:text-box>
        </draw:frame>
        <draw:frame draw:style-name="gr8" draw:text-style-name="P7" draw:layer="layout" svg:width="3.458cm" svg:height="0.806cm" svg:x="16.055cm" svg:y="17.144cm">
          <draw:text-box>
            <text:p><text:span text:style-name="T1">micro-switch</text:span></text:p>
          </draw:text-box>
        </draw:frame>
        <draw:frame draw:style-name="gr13" draw:text-style-name="P7" draw:layer="layout" svg:width="4.288cm" svg:height="1.916cm" svg:x="14.748cm" svg:y="22.238cm">
          <draw:text-box>
            <text:p><text:span text:style-name="T1">Flexible non-elastic coupling</text:span></text:p>
          </draw:text-box>
        </draw:frame>
        <draw:frame draw:style-name="gr8" draw:text-style-name="P7" draw:layer="layout" svg:width="1.466cm" svg:height="0.806cm" svg:x="14.265cm" svg:y="25.055cm">
          <draw:text-box>
            <text:p><text:span text:style-name="T1">float</text:span></text:p>
          </draw:text-box>
        </draw:frame>
        <draw:line draw:style-name="gr10" draw:text-style-name="P2" draw:layer="layout" svg:x1="10.866cm" svg:y1="16.563cm" svg:x2="11.959cm" svg:y2="17.78cm">
          <text:p/>
        </draw:line>
        <draw:line draw:style-name="gr10" draw:text-style-name="P2" draw:layer="layout" svg:x1="17.175cm" svg:y1="17.85cm" svg:x2="15.044cm" svg:y2="18.708cm">
          <text:p/>
        </draw:line>
        <draw:line draw:style-name="gr10" draw:text-style-name="P2" draw:layer="layout" svg:x1="14.899cm" svg:y1="22.916cm" svg:x2="12.949cm" svg:y2="22.91cm">
          <text:p/>
        </draw:line>
        <draw:line draw:style-name="gr10" draw:text-style-name="P2" draw:layer="layout" svg:x1="14.403cm" svg:y1="25.442cm" svg:x2="13.157cm" svg:y2="25.304cm">
          <text:p/>
        </draw:line>
        <draw:frame draw:style-name="gr11" draw:text-style-name="P7" draw:layer="layout" svg:width="2.071cm" svg:height="1.37cm" svg:x="8.77cm" svg:y="26.264cm">
          <draw:text-box>
            <text:p><text:span text:style-name="T1">stand-pipe</text:span></text:p>
          </draw:text-box>
        </draw:frame>
        <draw:line draw:style-name="gr10" draw:text-style-name="P2" draw:layer="layout" svg:x1="9.857cm" svg:y1="26.414cm" svg:x2="11.683cm" svg:y2="25.777cm">
          <text:p/>
        </draw:line>
        <draw:path draw:style-name="gr12" draw:text-style-name="P2" draw:layer="layout" svg:width="1.419cm" svg:height="0.583cm" draw:transform="rotate (0.417482757077044) translate (11.842cm 26.809cm)" svg:viewBox="0 0 1420 584" svg:d="M0 0c134 24 362-55 396 130 37 196 233 220 374 181 166-47 270 128 346 244l148 6 149 5 7 18">
          <text:p/>
        </draw:path>
        <draw:frame draw:style-name="gr11" draw:text-style-name="P7" draw:layer="layout" svg:width="2.071cm" svg:height="1.37cm" svg:x="14.322cm" svg:y="26.183cm">
          <draw:text-box>
            <text:p><text:span text:style-name="T1">water level</text:span></text:p>
          </draw:text-box>
        </draw:frame>
        <draw:line draw:style-name="gr10" draw:text-style-name="P2" draw:layer="layout" svg:x1="14.441cm" svg:y1="26.845cm" svg:x2="13.394cm" svg:y2="26.737cm">
          <text:p/>
        </draw:line>
        <draw:frame draw:style-name="gr14" draw:text-style-name="P8" draw:layer="layout" svg:width="5.726cm" svg:height="0.962cm" svg:x="1.588cm" svg:y="4.913cm">
          <draw:text-box>
            <text:p>Max. level sensor</text:p>
          </draw:text-box>
        </draw:frame>
        <draw:frame draw:style-name="gr15" draw:text-style-name="P8" draw:layer="layout" svg:width="5.287cm" svg:height="1.188cm" svg:x="9.234cm" svg:y="14.673cm">
          <draw:text-box>
            <text:p>Min. level sensor</text:p>
          </draw:text-box>
        </draw:frame>
        <draw:path draw:style-name="gr16" draw:text-style-name="P2" draw:layer="layout" svg:width="3.905cm" svg:height="1.131cm" draw:transform="rotate (-1.78774075281779) translate (13.5520725759742cm 21.1780860880499cm)" svg:viewBox="0 0 3906 1132" svg:d="M0 967c293-60 559 141 842 163 348 28 488-332 677-579 206-269 500-380 762-195 220 156 664 359 825 87 157-265 373-533 660-414l140 24">
          <text:p/>
        </draw:path>
        <draw:frame draw:style-name="gr14" draw:text-style-name="P8" draw:layer="layout" svg:width="12.032cm" svg:height="0.962cm" svg:x="1.913cm" svg:y="1cm">
          <draw:text-box>
            <text:p>Max/Min float switch theory of operation</text:p>
          </draw:text-box>
        </draw:frame>
        <draw:frame draw:style-name="gr17" draw:text-style-name="P9" draw:layer="layout" svg:width="16.278cm" svg:height="1.673cm" svg:x="2.962cm" svg:y="2.071cm">
          <draw:text-box>
            <text:p><text:span text:style-name="T2">For clarity the sketches on this page show the two parts of the device separately. These sketches also show and describe the float switch parts in their normal operating condition, ie the water level is above minimum and below maximum</text:span></text:p>
          </draw:text-box>
        </draw:frame>
        <draw:frame draw:style-name="gr18" draw:text-style-name="P9" draw:layer="layout" svg:width="8.152cm" svg:height="4.876cm" svg:x="11.14cm" svg:y="5.033cm">
          <draw:text-box>
            <text:p><text:span text:style-name="T2">In operation between the max and min water levels the max level micro-switch is kept ‘closed’ by the mass of the counter-weight acting through the actuator. The micro-switch requires around 70g to ‘close’ it.</text:span></text:p>
            <text:p><text:span text:style-name="T2">In this condition the Common and Normally Open terminals of the Max. micro-switch are shorted together. </text:span></text:p>
          </draw:text-box>
        </draw:frame>
        <draw:frame draw:style-name="gr18" draw:text-style-name="P9" draw:layer="layout" svg:width="8.152cm" svg:height="4.876cm" svg:x="1.468cm" svg:y="19.608cm">
          <draw:text-box>
            <text:p><text:span text:style-name="T2">In operation between the max and min water levels the min level micro-switch is kept ‘open’ by the return spring within the micro-switch holding the actuator up, the float is boyant in this condition and the coupling is slack.</text:span></text:p>
            <text:p><text:span text:style-name="T3">In this condition the Common and Normally Closed terminals of the Min. micro-switche are </text:span><text:span text:style-name="T2"><text:s/>shorted together. </text:span></text:p>
          </draw:text-box>
        </draw:frame>
      </draw:page>
      <draw:page draw:name="page2" draw:style-name="dp1" draw:master-page-name="Default">
        <draw:custom-shape draw:style-name="gr1" draw:text-style-name="P1" draw:layer="layout" svg:width="1.01cm" svg:height="2.585cm" svg:x="5.374cm" svg:y="13.236cm">
          <text:p/>
          <draw:enhanced-geometry svg:viewBox="0 0 21600 21600" draw:type="rectangle" draw:enhanced-path="M 0 0 L 21600 0 21600 21600 0 21600 0 0 Z N"/>
        </draw:custom-shape>
        <draw:line draw:style-name="gr2" draw:text-style-name="P2" draw:layer="layout" svg:x1="5.287cm" svg:y1="13.155cm" svg:x2="6.398cm" svg:y2="13.139cm">
          <text:p/>
        </draw:line>
        <draw:line draw:style-name="gr2" draw:text-style-name="P2" draw:layer="layout" svg:x1="3.916cm" svg:y1="10.196cm" svg:x2="7.705cm" svg:y2="10.16cm">
          <text:p/>
        </draw:line>
        <draw:line draw:style-name="gr6" draw:text-style-name="P5" draw:layer="layout" svg:x1="4.982cm" svg:y1="12.555cm" svg:x2="4.991cm" svg:y2="20.244cm">
          <text:p/>
        </draw:line>
        <draw:line draw:style-name="gr6" draw:text-style-name="P5" draw:layer="layout" svg:x1="6.602cm" svg:y1="12.501cm" svg:x2="6.611cm" svg:y2="20.19cm">
          <text:p/>
        </draw:line>
        <draw:custom-shape draw:style-name="gr7" draw:text-style-name="P6" draw:layer="layout" svg:width="0.996cm" svg:height="0.788cm" svg:x="5.344cm" svg:y="12.283cm">
          <text:p/>
          <draw:enhanced-geometry svg:viewBox="0 0 21600 21600" draw:type="rectangle" draw:enhanced-path="M 0 0 L 21600 0 21600 21600 0 21600 0 0 Z N"/>
        </draw:custom-shape>
        <draw:line draw:style-name="gr2" draw:text-style-name="P2" draw:layer="layout" svg:x1="5.865cm" svg:y1="10.196cm" svg:x2="5.865cm" svg:y2="13.119cm">
          <text:p/>
        </draw:line>
        <draw:frame draw:style-name="gr8" draw:text-style-name="P7" draw:layer="layout" svg:width="3.002cm" svg:height="0.806cm" svg:x="2.929cm" svg:y="8.775cm">
          <draw:text-box>
            <text:p><text:span text:style-name="T1">actuator</text:span></text:p>
          </draw:text-box>
        </draw:frame>
        <draw:frame draw:style-name="gr8" draw:text-style-name="P7" draw:layer="layout" svg:width="3.458cm" svg:height="0.806cm" svg:x="7.952cm" svg:y="8.681cm">
          <draw:text-box>
            <text:p><text:span text:style-name="T1">micro-switch</text:span></text:p>
          </draw:text-box>
        </draw:frame>
        <draw:frame draw:style-name="gr9" draw:text-style-name="P7" draw:layer="layout" svg:width="2.441cm" svg:height="1.361cm" svg:x="7.965cm" svg:y="12.341cm">
          <draw:text-box>
            <text:p><text:span text:style-name="T1">counter-weight</text:span></text:p>
          </draw:text-box>
        </draw:frame>
        <draw:frame draw:style-name="gr8" draw:text-style-name="P7" draw:layer="layout" svg:width="1.466cm" svg:height="0.806cm" svg:x="7.467cm" svg:y="15.305cm">
          <draw:text-box>
            <text:p><text:span text:style-name="T1">float</text:span></text:p>
          </draw:text-box>
        </draw:frame>
        <draw:line draw:style-name="gr10" draw:text-style-name="P2" draw:layer="layout" svg:x1="4.146cm" svg:y1="9.439cm" svg:x2="5.347cm" svg:y2="10.067cm">
          <text:p/>
        </draw:line>
        <draw:line draw:style-name="gr10" draw:text-style-name="P2" draw:layer="layout" svg:x1="8.885cm" svg:y1="9.412cm" svg:x2="8.199cm" svg:y2="11.293cm">
          <text:p/>
        </draw:line>
        <draw:line draw:style-name="gr10" draw:text-style-name="P2" draw:layer="layout" svg:x1="8.064cm" svg:y1="12.993cm" svg:x2="6.28cm" svg:y2="12.578cm">
          <text:p/>
        </draw:line>
        <draw:line draw:style-name="gr10" draw:text-style-name="P2" draw:layer="layout" svg:x1="7.605cm" svg:y1="15.692cm" svg:x2="6.359cm" svg:y2="15.554cm">
          <text:p/>
        </draw:line>
        <draw:frame draw:style-name="gr11" draw:text-style-name="P7" draw:layer="layout" svg:width="2.071cm" svg:height="1.37cm" svg:x="2.213cm" svg:y="15.913cm">
          <draw:text-box>
            <text:p><text:span text:style-name="T1">stand-pipe</text:span></text:p>
          </draw:text-box>
        </draw:frame>
        <draw:line draw:style-name="gr10" draw:text-style-name="P2" draw:layer="layout" svg:x1="3.039cm" svg:y1="15.748cm" svg:x2="4.865cm" svg:y2="15.111cm">
          <text:p/>
        </draw:line>
        <draw:path draw:style-name="gr12" draw:text-style-name="P2" draw:layer="layout" svg:width="1.419cm" svg:height="0.583cm" draw:transform="rotate (0.417482757077044) translate (5.023cm 13.857cm)" svg:viewBox="0 0 1420 584" svg:d="M0 0c134 24 362-55 396 130 37 196 233 220 374 181 166-47 270 128 346 244l148 6 149 5 7 18">
          <text:p/>
        </draw:path>
        <draw:frame draw:style-name="gr11" draw:text-style-name="P7" draw:layer="layout" svg:width="2.071cm" svg:height="1.37cm" svg:x="8.401cm" svg:y="13.819cm">
          <draw:text-box>
            <text:p><text:span text:style-name="T1">water level</text:span></text:p>
          </draw:text-box>
        </draw:frame>
        <draw:line draw:style-name="gr10" draw:text-style-name="P2" draw:layer="layout" svg:x1="8.206cm" svg:y1="14.35cm" svg:x2="6.657cm" svg:y2="13.736cm">
          <text:p/>
        </draw:line>
        <draw:frame draw:style-name="gr14" draw:text-style-name="P8" draw:layer="layout" svg:width="5.726cm" svg:height="0.962cm" svg:x="1.876cm" svg:y="7.509cm">
          <draw:text-box>
            <text:p>Max. level sensor</text:p>
          </draw:text-box>
        </draw:frame>
        <draw:frame draw:style-name="gr17" draw:text-style-name="P8" draw:layer="layout" svg:width="12.032cm" svg:height="1.673cm" svg:x="1.914cm" svg:y="1cm">
          <draw:text-box>
            <text:p>Max/Min float switch theory of operation</text:p>
            <text:p>- water level above max.</text:p>
          </draw:text-box>
        </draw:frame>
        <draw:frame draw:style-name="gr17" draw:text-style-name="P9" draw:layer="layout" svg:width="16.278cm" svg:height="1.673cm" svg:x="2.99cm" svg:y="3.067cm">
          <draw:text-box>
            <text:p><text:span text:style-name="T2">For clarity the sketch on this page show only the max. portion of the device. </text:span></text:p>
          </draw:text-box>
        </draw:frame>
        <draw:frame draw:style-name="gr19" draw:text-style-name="P9" draw:layer="layout" svg:width="8.152cm" svg:height="5.465cm" svg:x="11.638cm" svg:y="10.407cm">
          <draw:text-box>
            <text:p><text:span text:style-name="T2">When the water level exceeds max. the float pushes against the underside of the actuator and lifts it upward, allowing the micro-switch’s return spring to ‘open” its contacts.</text:span></text:p>
            <text:p><text:span text:style-name="T2">The float must be boyant enough to overcome the mass of the couter-weight and actuator.</text:span></text:p>
            <text:p><text:span text:style-name="T2">In this condition the Common and Normally Close terminals of the Max. micro-switch are shorted together. </text:span></text:p>
          </draw:text-box>
        </draw:frame>
        <draw:custom-shape draw:style-name="gr3" draw:text-style-name="P3" draw:layer="layout" svg:width="1.732cm" svg:height="1.047cm" svg:x="6.466cm" svg:y="11.042cm">
          <text:p/>
          <draw:enhanced-geometry svg:viewBox="0 0 21600 21600" draw:type="rectangle" draw:enhanced-path="M 0 0 L 21600 0 21600 21600 0 21600 0 0 Z N"/>
        </draw:custom-shape>
        <draw:line draw:style-name="gr4" draw:text-style-name="P2" draw:layer="layout" svg:x1="6.455cm" svg:y1="10.725cm" svg:x2="8.181cm" svg:y2="11.047cm">
          <text:p/>
        </draw:line>
        <draw:custom-shape draw:style-name="gr5" draw:text-style-name="P4" draw:layer="layout" svg:width="0.104cm" svg:height="0.222cm" svg:x="6.612cm" svg:y="10.813cm">
          <text:p/>
          <draw:enhanced-geometry svg:viewBox="0 0 21600 21600" draw:type="rectangle" draw:enhanced-path="M 0 0 L 21600 0 21600 21600 0 21600 0 0 Z N"/>
        </draw:custom-shape>
      </draw:page>
      <draw:page draw:name="page3" draw:style-name="dp1" draw:master-page-name="Default">
        <draw:frame draw:style-name="gr17" draw:text-style-name="P8" draw:layer="layout" svg:width="12.032cm" svg:height="1.673cm" svg:x="1.914cm" svg:y="1cm">
          <draw:text-box>
            <text:p>Max/Min float switch theory of operation</text:p>
            <text:p>- water level below min.</text:p>
          </draw:text-box>
        </draw:frame>
        <draw:frame draw:style-name="gr17" draw:text-style-name="P9" draw:layer="layout" svg:width="16.278cm" svg:height="1.673cm" svg:x="2.99cm" svg:y="3.067cm">
          <draw:text-box>
            <text:p><text:span text:style-name="T2">For clarity the sketch on this page show only the min. portion of the device. </text:span></text:p>
          </draw:text-box>
        </draw:frame>
        <draw:custom-shape draw:style-name="gr1" draw:text-style-name="P1" draw:layer="layout" svg:width="1.01cm" svg:height="2.585cm" svg:x="11.806cm" svg:y="17.32cm">
          <text:p/>
          <draw:enhanced-geometry svg:viewBox="0 0 21600 21600" draw:type="rectangle" draw:enhanced-path="M 0 0 L 21600 0 21600 21600 0 21600 0 0 Z N"/>
        </draw:custom-shape>
        <draw:line draw:style-name="gr2" draw:text-style-name="P2" draw:layer="layout" svg:x1="10.316cm" svg:y1="11.276cm" svg:x2="14.105cm" svg:y2="11.24cm">
          <text:p/>
        </draw:line>
        <draw:line draw:style-name="gr6" draw:text-style-name="P5" draw:layer="layout" svg:x1="11.513cm" svg:y1="13.004cm" svg:x2="11.522cm" svg:y2="20.693cm">
          <text:p/>
        </draw:line>
        <draw:line draw:style-name="gr6" draw:text-style-name="P5" draw:layer="layout" svg:x1="13.133cm" svg:y1="12.95cm" svg:x2="13.142cm" svg:y2="20.639cm">
          <text:p/>
        </draw:line>
        <draw:line draw:style-name="gr2" draw:text-style-name="P2" draw:layer="layout" svg:x1="12.265cm" svg:y1="11.276cm" svg:x2="12.265cm" svg:y2="14.199cm">
          <text:p/>
        </draw:line>
        <draw:frame draw:style-name="gr8" draw:text-style-name="P7" draw:layer="layout" svg:width="3.002cm" svg:height="0.806cm" svg:x="9.335cm" svg:y="8.933cm">
          <draw:text-box>
            <text:p><text:span text:style-name="T1">actuator</text:span></text:p>
          </draw:text-box>
        </draw:frame>
        <draw:frame draw:style-name="gr8" draw:text-style-name="P7" draw:layer="layout" svg:width="3.458cm" svg:height="0.806cm" svg:x="15.741cm" svg:y="10.178cm">
          <draw:text-box>
            <text:p><text:span text:style-name="T1">micro-switch</text:span></text:p>
          </draw:text-box>
        </draw:frame>
        <draw:frame draw:style-name="gr13" draw:text-style-name="P7" draw:layer="layout" svg:width="4.288cm" svg:height="1.916cm" svg:x="14.434cm" svg:y="15.272cm">
          <draw:text-box>
            <text:p><text:span text:style-name="T1">Flexible non-elastic coupling</text:span></text:p>
          </draw:text-box>
        </draw:frame>
        <draw:frame draw:style-name="gr8" draw:text-style-name="P7" draw:layer="layout" svg:width="1.466cm" svg:height="0.806cm" svg:x="13.951cm" svg:y="18.089cm">
          <draw:text-box>
            <text:p><text:span text:style-name="T1">float</text:span></text:p>
          </draw:text-box>
        </draw:frame>
        <draw:line draw:style-name="gr10" draw:text-style-name="P2" draw:layer="layout" svg:x1="10.552cm" svg:y1="9.597cm" svg:x2="11.639cm" svg:y2="11.115cm">
          <text:p/>
        </draw:line>
        <draw:line draw:style-name="gr10" draw:text-style-name="P2" draw:layer="layout" svg:x1="16.861cm" svg:y1="10.884cm" svg:x2="14.73cm" svg:y2="11.742cm">
          <text:p/>
        </draw:line>
        <draw:line draw:style-name="gr10" draw:text-style-name="P2" draw:layer="layout" svg:x1="14.585cm" svg:y1="15.95cm" svg:x2="12.373cm" svg:y2="15.938cm">
          <text:p/>
        </draw:line>
        <draw:line draw:style-name="gr10" draw:text-style-name="P2" draw:layer="layout" svg:x1="14.089cm" svg:y1="18.476cm" svg:x2="12.843cm" svg:y2="18.338cm">
          <text:p/>
        </draw:line>
        <draw:frame draw:style-name="gr11" draw:text-style-name="P7" draw:layer="layout" svg:width="2.071cm" svg:height="1.37cm" svg:x="8.456cm" svg:y="19.298cm">
          <draw:text-box>
            <text:p><text:span text:style-name="T1">stand-pipe</text:span></text:p>
          </draw:text-box>
        </draw:frame>
        <draw:line draw:style-name="gr10" draw:text-style-name="P2" draw:layer="layout" svg:x1="9.543cm" svg:y1="19.448cm" svg:x2="11.369cm" svg:y2="18.811cm">
          <text:p/>
        </draw:line>
        <draw:path draw:style-name="gr12" draw:text-style-name="P2" draw:layer="layout" svg:width="1.419cm" svg:height="0.583cm" draw:transform="rotate (0.417482757077044) translate (11.528cm 19.843cm)" svg:viewBox="0 0 1420 584" svg:d="M0 0c134 24 362-55 396 130 37 196 233 220 374 181 166-47 270 128 346 244l148 6 149 5 7 18">
          <text:p/>
        </draw:path>
        <draw:frame draw:style-name="gr11" draw:text-style-name="P7" draw:layer="layout" svg:width="2.071cm" svg:height="1.37cm" svg:x="14.008cm" svg:y="19.217cm">
          <draw:text-box>
            <text:p><text:span text:style-name="T1">water level</text:span></text:p>
          </draw:text-box>
        </draw:frame>
        <draw:line draw:style-name="gr10" draw:text-style-name="P2" draw:layer="layout" svg:x1="14.127cm" svg:y1="19.879cm" svg:x2="13.08cm" svg:y2="19.771cm">
          <text:p/>
        </draw:line>
        <draw:frame draw:style-name="gr15" draw:text-style-name="P8" draw:layer="layout" svg:width="5.287cm" svg:height="1.188cm" svg:x="8.92cm" svg:y="7.707cm">
          <draw:text-box>
            <text:p>Min. level sensor</text:p>
          </draw:text-box>
        </draw:frame>
        <draw:frame draw:style-name="gr20" draw:text-style-name="P9" draw:layer="layout" svg:width="8.152cm" svg:height="7.835cm" svg:x="1.154cm" svg:y="12.642cm">
          <draw:text-box>
            <text:p text:style-name="P10"><text:span text:style-name="T2">When the water level is less then min. the coupling prevents the float from displacing enough volume of water to remain </text:span><text:span text:style-name="T4">buoyant</text:span><text:span text:style-name="T2"> and are a result the float exerts a downward force on the actuator, this causes the micro-switch to close.</text:span></text:p>
            <text:p text:style-name="P10"><text:span text:style-name="T2">The float must have enough mass to overcome the return spring within the micro-switch. Around 70g is required to close the micro-switch.</text:span></text:p>
            <text:p text:style-name="P10"><text:span text:style-name="T2">The length of the coupling determines where the min. water level is</text:span></text:p>
            <text:p><text:span text:style-name="T2">In this condition the Common and Normally Open terminals of the Max. micro-switch are shorted together. </text:span></text:p>
          </draw:text-box>
        </draw:frame>
        <draw:custom-shape draw:style-name="gr3" draw:text-style-name="P3" draw:layer="layout" svg:width="1.732cm" svg:height="1.047cm" svg:x="13.042cm" svg:y="11.489cm">
          <text:p/>
          <draw:enhanced-geometry svg:viewBox="0 0 21600 21600" draw:type="rectangle" draw:enhanced-path="M 0 0 L 21600 0 21600 21600 0 21600 0 0 Z N"/>
        </draw:custom-shape>
        <draw:line draw:style-name="gr4" draw:text-style-name="P2" draw:layer="layout" svg:x1="12.943cm" svg:y1="11.34cm" svg:x2="14.757cm" svg:y2="11.494cm">
          <text:p/>
        </draw:line>
        <draw:custom-shape draw:style-name="gr5" draw:text-style-name="P4" draw:layer="layout" svg:width="0.104cm" svg:height="0.096cm" svg:x="13.188cm" svg:y="11.386cm">
          <text:p/>
          <draw:enhanced-geometry svg:viewBox="0 0 21600 21600" draw:type="rectangle" draw:enhanced-path="M 0 0 L 21600 0 21600 21600 0 21600 0 0 Z N"/>
        </draw:custom-shape>
        <draw:line draw:style-name="gr16" draw:text-style-name="P2" draw:layer="layout" svg:x1="12.268cm" svg:y1="14.155cm" svg:x2="12.294cm" svg:y2="17.301cm">
          <text:p/>
        </draw:line>
      </draw:page>
      <draw:page draw:name="page4" draw:style-name="dp1" draw:master-page-name="Default">
        <draw:custom-shape draw:style-name="gr21" draw:text-style-name="P11" draw:layer="layout" svg:width="7.261cm" svg:height="2.726cm" svg:x="8.326cm" svg:y="17.771cm">
          <text:p/>
          <draw:enhanced-geometry svg:viewBox="0 0 21600 21600" draw:type="rectangle" draw:enhanced-path="M 0 0 L 21600 0 21600 21600 0 21600 0 0 Z N"/>
        </draw:custom-shape>
        <draw:custom-shape draw:style-name="gr22" draw:text-style-name="P12" draw:layer="layout" svg:width="2.018cm" svg:height="2.831cm" svg:x="10.869cm" svg:y="17.718cm">
          <text:p/>
          <draw:enhanced-geometry svg:viewBox="0 0 21600 21600" draw:type="rectangle" draw:enhanced-path="M 0 0 L 21600 0 21600 21600 0 21600 0 0 Z N"/>
        </draw:custom-shape>
        <draw:custom-shape draw:style-name="gr23" draw:text-style-name="P13" draw:layer="layout" svg:width="5.112cm" svg:height="3.801cm" svg:x="9.244cm" svg:y="11.375cm">
          <text:p/>
          <draw:enhanced-geometry svg:viewBox="0 0 21600 21600" draw:type="rectangle" draw:enhanced-path="M 0 0 L 21600 0 21600 21600 0 21600 0 0 Z N"/>
        </draw:custom-shape>
        <draw:custom-shape draw:style-name="gr24" draw:text-style-name="P13" draw:layer="layout" svg:width="8.938cm" svg:height="2.962cm" svg:x="7.331cm" svg:y="8.727cm">
          <text:p/>
          <draw:enhanced-geometry svg:viewBox="0 0 21600 21600" draw:type="rectangle" draw:enhanced-path="M 0 0 L 21600 0 21600 21600 0 21600 0 0 Z N"/>
        </draw:custom-shape>
        <draw:custom-shape draw:style-name="gr25" draw:text-style-name="P12" draw:layer="layout" svg:width="3.198cm" svg:height="6.474cm" svg:x="10.24cm" svg:y="8.753cm">
          <text:p/>
          <draw:enhanced-geometry svg:viewBox="0 0 21600 21600" draw:type="rectangle" draw:enhanced-path="M 0 0 L 21600 0 21600 21600 0 21600 0 0 Z N"/>
        </draw:custom-shape>
        <draw:line draw:style-name="gr26" draw:text-style-name="P14" draw:layer="layout" svg:x1="10.397cm" svg:y1="8.649cm" svg:x2="10.397cm" svg:y2="15.307cm">
          <text:p/>
        </draw:line>
        <draw:line draw:style-name="gr26" draw:text-style-name="P14" draw:layer="layout" svg:x1="13.333cm" svg:y1="8.7cm" svg:x2="13.333cm" svg:y2="15.358cm">
          <text:p/>
        </draw:line>
        <draw:line draw:style-name="gr26" draw:text-style-name="P14" draw:layer="layout" svg:x1="10.922cm" svg:y1="5.634cm" svg:x2="10.974cm" svg:y2="20.628cm">
          <text:p/>
        </draw:line>
        <draw:line draw:style-name="gr26" draw:text-style-name="P14" draw:layer="layout" svg:x1="12.73cm" svg:y1="5.687cm" svg:x2="12.73cm" svg:y2="20.602cm">
          <text:p/>
        </draw:line>
        <draw:line draw:style-name="gr27" draw:text-style-name="P2" draw:layer="layout" svg:x1="7.357cm" svg:y1="5.713cm" svg:x2="10.922cm" svg:y2="5.713cm">
          <text:p/>
        </draw:line>
        <draw:line draw:style-name="gr27" draw:text-style-name="P2" draw:layer="layout" svg:x1="12.15cm" svg:y1="3.223cm" svg:x2="15.715cm" svg:y2="3.223cm">
          <text:p/>
        </draw:line>
        <draw:line draw:style-name="gr27" draw:text-style-name="P2" draw:layer="layout" svg:x1="7.358cm" svg:y1="20.576cm" svg:x2="10.923cm" svg:y2="20.576cm">
          <text:p/>
        </draw:line>
        <draw:line draw:style-name="gr27" draw:text-style-name="P2" draw:layer="layout" svg:x1="12.754cm" svg:y1="20.576cm" svg:x2="16.319cm" svg:y2="20.576cm">
          <text:p/>
        </draw:line>
        <draw:line draw:style-name="gr26" draw:text-style-name="P14" draw:layer="layout" svg:x1="11.474cm" svg:y1="3.17cm" svg:x2="11.526cm" svg:y2="18.164cm">
          <text:p/>
        </draw:line>
        <draw:line draw:style-name="gr26" draw:text-style-name="P14" draw:layer="layout" svg:x1="12.13cm" svg:y1="3.17cm" svg:x2="12.182cm" svg:y2="18.164cm">
          <text:p/>
        </draw:line>
        <draw:line draw:style-name="gr27" draw:text-style-name="P2" draw:layer="layout" svg:x1="7.957cm" svg:y1="3.223cm" svg:x2="11.522cm" svg:y2="3.223cm">
          <text:p/>
        </draw:line>
        <draw:line draw:style-name="gr27" draw:text-style-name="P2" draw:layer="layout" svg:x1="12.701cm" svg:y1="5.713cm" svg:x2="16.266cm" svg:y2="5.713cm">
          <text:p/>
        </draw:line>
        <draw:custom-shape draw:style-name="gr28" draw:text-style-name="P1" draw:layer="layout" svg:width="2.569cm" svg:height="6.396cm" svg:x="10.79cm" svg:y="22.856cm">
          <text:p/>
          <draw:enhanced-geometry svg:viewBox="0 0 21600 21600" draw:type="rectangle" draw:enhanced-path="M 0 0 L 21600 0 21600 21600 0 21600 0 0 Z N"/>
        </draw:custom-shape>
        <draw:custom-shape draw:style-name="gr29" draw:text-style-name="P11" draw:layer="layout" svg:width="1.651cm" svg:height="2.019cm" svg:x="11.184cm" svg:y="27.076cm">
          <text:p/>
          <draw:enhanced-geometry svg:viewBox="0 0 21600 21600" draw:type="rectangle" draw:enhanced-path="M 0 0 L 21600 0 21600 21600 0 21600 0 0 Z N"/>
        </draw:custom-shape>
        <draw:line draw:style-name="gr30" draw:text-style-name="P2" draw:layer="layout" svg:x1="11.818cm" svg:y1="3.009cm" svg:x2="11.927cm" svg:y2="22.791cm">
          <text:p/>
        </draw:line>
        <draw:path draw:style-name="gr30" draw:text-style-name="P2" draw:layer="layout" svg:width="0.582cm" svg:height="0.515cm" draw:transform="rotate (-2.5551620249197) translate (9.29638730479257cm 3.20313600832627cm)" svg:viewBox="0 0 583 516" svg:d="M198 9c144-19 504-37 346 268-72 139-224 331-388 190l-139-73-17-198 51-78">
          <text:p/>
        </draw:path>
        <draw:path draw:style-name="gr30" draw:text-style-name="P2" draw:layer="layout" svg:width="2.754cm" svg:height="0.806cm" draw:transform="rotate (0.106814150222053) translate (9.06613960470039cm 2.52193937205738cm)" svg:viewBox="0 0 2755 807" svg:d="M0 411c227-19 453-77 661-179 161-79 322-169 507-196 165-25 335-52 503-25s342 30 511 55c167 25 357 42 484 162 127 119 113 351-6 485l6 94">
          <text:p/>
        </draw:path>
        <draw:custom-shape draw:style-name="gr3" draw:text-style-name="P3" draw:layer="layout" svg:width="1.732cm" svg:height="1.047cm" svg:x="14.391cm" svg:y="3.684cm">
          <text:p/>
          <draw:enhanced-geometry svg:viewBox="0 0 21600 21600" draw:type="rectangle" draw:enhanced-path="M 0 0 L 21600 0 21600 21600 0 21600 0 0 Z N"/>
        </draw:custom-shape>
        <draw:line draw:style-name="gr4" draw:text-style-name="P2" draw:layer="layout" svg:x1="14.38cm" svg:y1="3.367cm" svg:x2="16.106cm" svg:y2="3.689cm">
          <text:p/>
        </draw:line>
        <draw:custom-shape draw:style-name="gr5" draw:text-style-name="P4" draw:layer="layout" svg:width="0.104cm" svg:height="0.222cm" svg:x="14.537cm" svg:y="3.455cm">
          <text:p/>
          <draw:enhanced-geometry svg:viewBox="0 0 21600 21600" draw:type="rectangle" draw:enhanced-path="M 0 0 L 21600 0 21600 21600 0 21600 0 0 Z N"/>
        </draw:custom-shape>
        <draw:custom-shape draw:style-name="gr3" draw:text-style-name="P3" draw:layer="layout" svg:width="1.732cm" svg:height="1.047cm" svg:x="14.391cm" svg:y="6.174cm">
          <text:p/>
          <draw:enhanced-geometry svg:viewBox="0 0 21600 21600" draw:type="rectangle" draw:enhanced-path="M 0 0 L 21600 0 21600 21600 0 21600 0 0 Z N"/>
        </draw:custom-shape>
        <draw:line draw:style-name="gr4" draw:text-style-name="P2" draw:layer="layout" svg:x1="14.38cm" svg:y1="5.857cm" svg:x2="16.106cm" svg:y2="6.179cm">
          <text:p/>
        </draw:line>
        <draw:custom-shape draw:style-name="gr5" draw:text-style-name="P4" draw:layer="layout" svg:width="0.104cm" svg:height="0.222cm" svg:x="14.537cm" svg:y="5.945cm">
          <text:p/>
          <draw:enhanced-geometry svg:viewBox="0 0 21600 21600" draw:type="rectangle" draw:enhanced-path="M 0 0 L 21600 0 21600 21600 0 21600 0 0 Z N"/>
        </draw:custom-shape>
        <draw:frame draw:style-name="gr31" draw:text-style-name="P8" draw:layer="layout" svg:width="4.192cm" svg:height="2.199cm" svg:x="2.075cm" svg:y="8.675cm">
          <draw:text-box>
            <text:p>wooden chassis</text:p>
          </draw:text-box>
        </draw:frame>
        <draw:frame draw:style-name="gr32" draw:text-style-name="P8" draw:layer="layout" svg:width="2.532cm" svg:height="1.202cm" svg:x="6.308cm" svg:y="26.024cm">
          <draw:text-box>
            <text:p>float</text:p>
          </draw:text-box>
        </draw:frame>
        <draw:frame draw:style-name="gr31" draw:text-style-name="P8" draw:layer="layout" svg:width="4.192cm" svg:height="2.199cm" svg:x="15.563cm" svg:y="26.69cm">
          <draw:text-box>
            <text:p>weight in float</text:p>
          </draw:text-box>
        </draw:frame>
        <draw:frame draw:style-name="gr17" draw:text-style-name="P8" draw:layer="layout" svg:width="3.238cm" svg:height="1.673cm" svg:x="16.601cm" svg:y="17.892cm">
          <draw:text-box>
            <text:p>counter-weight</text:p>
          </draw:text-box>
        </draw:frame>
        <draw:frame draw:style-name="gr31" draw:text-style-name="P8" draw:layer="layout" svg:width="4.192cm" svg:height="2.199cm" svg:x="16.601cm" svg:y="1.706cm">
          <draw:text-box>
            <text:p>min. micro-switch</text:p>
          </draw:text-box>
        </draw:frame>
        <draw:frame draw:style-name="gr31" draw:text-style-name="P8" draw:layer="layout" svg:width="4.192cm" svg:height="2.199cm" svg:x="16.808cm" svg:y="4.529cm">
          <draw:text-box>
            <text:p>max. micro-switch</text:p>
          </draw:text-box>
        </draw:frame>
        <draw:frame draw:style-name="gr33" draw:text-style-name="P8" draw:layer="layout" svg:width="5.063cm" svg:height="3.153cm" svg:x="1.245cm" svg:y="12.328cm">
          <draw:text-box>
            <text:p>6 mm OD brass tube</text:p>
            <text:p>Fixed to chassis as bearing</text:p>
          </draw:text-box>
        </draw:frame>
        <draw:frame draw:style-name="gr31" draw:text-style-name="P8" draw:layer="layout" svg:width="4.192cm" svg:height="2.384cm" svg:x="2.365cm" svg:y="15.816cm">
          <draw:text-box>
            <text:p>4 mm OD brass tube</text:p>
            <text:p>Min, actuator</text:p>
          </draw:text-box>
        </draw:frame>
        <draw:frame draw:style-name="gr34" draw:text-style-name="P8" draw:layer="layout" svg:width="4.773cm" svg:height="2.444cm" svg:x="15.895cm" svg:y="15.112cm">
          <draw:text-box>
            <text:p>2 mm OD brass tube</text:p>
            <text:p>Max. actuator</text:p>
          </draw:text-box>
        </draw:frame>
        <draw:frame draw:style-name="gr35" draw:text-style-name="P8" draw:layer="layout" svg:width="6.268cm" svg:height="1.947cm" svg:x="1.742cm" svg:y="21.752cm">
          <draw:text-box>
            <text:p>Flexible non-elastic coupler (fishing line)</text:p>
          </draw:text-box>
        </draw:frame>
        <draw:line draw:style-name="gr10" draw:text-style-name="P2" draw:layer="layout" svg:x1="4.731cm" svg:y1="9.588cm" svg:x2="7.429cm" svg:y2="9.92cm">
          <text:p/>
        </draw:line>
        <draw:line draw:style-name="gr10" draw:text-style-name="P2" draw:layer="layout" svg:x1="16.726cm" svg:y1="2.698cm" svg:x2="16.145cm" svg:y2="3.653cm">
          <text:p/>
        </draw:line>
        <draw:line draw:style-name="gr10" draw:text-style-name="P2" draw:layer="layout" svg:x1="16.975cm" svg:y1="5.437cm" svg:x2="16.186cm" svg:y2="6.351cm">
          <text:p/>
        </draw:line>
        <draw:line draw:style-name="gr10" draw:text-style-name="P2" draw:layer="layout" svg:x1="7.72cm" svg:y1="22.495cm" svg:x2="11.787cm" svg:y2="21.956cm">
          <text:p/>
        </draw:line>
        <draw:line draw:style-name="gr10" draw:text-style-name="P2" draw:layer="layout" svg:x1="7.886cm" svg:y1="26.604cm" svg:x2="10.749cm" svg:y2="26.272cm">
          <text:p/>
        </draw:line>
        <draw:line draw:style-name="gr10" draw:text-style-name="P2" draw:layer="layout" svg:x1="15.688cm" svg:y1="27.6cm" svg:x2="12.658cm" svg:y2="27.974cm">
          <text:p/>
        </draw:line>
        <draw:line draw:style-name="gr10" draw:text-style-name="P2" draw:layer="layout" svg:x1="16.643cm" svg:y1="18.635cm" svg:x2="15.522cm" svg:y2="18.885cm">
          <text:p/>
        </draw:line>
        <draw:line draw:style-name="gr10" draw:text-style-name="P2" draw:layer="layout" svg:x1="5.686cm" svg:y1="13.365cm" svg:x2="10.417cm" svg:y2="13.24cm">
          <text:p/>
        </draw:line>
        <draw:line draw:style-name="gr10" draw:text-style-name="P2" draw:layer="layout" svg:x1="5.976cm" svg:y1="16.477cm" svg:x2="10.957cm" svg:y2="16.353cm">
          <text:p/>
        </draw:line>
        <draw:line draw:style-name="gr10" draw:text-style-name="P2" draw:layer="layout" svg:x1="5.727cm" svg:y1="13.365cm" svg:x2="13.364cm" svg:y2="12.535cm">
          <text:p/>
        </draw:line>
        <draw:line draw:style-name="gr10" draw:text-style-name="P2" draw:layer="layout" svg:x1="5.976cm" svg:y1="16.477cm" svg:x2="12.783cm" svg:y2="15.647cm">
          <text:p/>
        </draw:line>
        <draw:line draw:style-name="gr10" draw:text-style-name="P2" draw:layer="layout" svg:x1="16.02cm" svg:y1="16.021cm" svg:x2="12.119cm" svg:y2="17.017cm">
          <text:p/>
        </draw:line>
        <draw:line draw:style-name="gr10" draw:text-style-name="P2" draw:layer="layout" svg:x1="16.02cm" svg:y1="16.021cm" svg:x2="11.538cm" svg:y2="16.519cm">
          <text:p/>
        </draw:line>
        <draw:frame draw:style-name="gr36" draw:text-style-name="P15" draw:layer="layout" svg:width="11.674cm" svg:height="1.674cm" svg:x="1cm" svg:y="1cm">
          <draw:text-box>
            <text:p>Max/Min float switch theory of operation</text:p>
            <text:p>-sketch of complete assembly</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31T21:23:42.258862118</meta:creation-date>
    <meta:generator>LibreOffice_Vanilla/6.2.5.0$MacOSX_X86_64 LibreOffice_project/9883e6d6b2d958db6253e7b973987bb92094bd0d</meta:generator>
    <dc:date>2019-08-01T07:19:04.930879068</dc:date>
    <meta:editing-duration>PT38M36S</meta:editing-duration>
    <meta:editing-cycles>4</meta:editing-cycles>
    <meta:document-statistic meta:object-count="156"/>
  </office:meta>
</office:document-meta>
</file>